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61"/>
        <table:table-column table:style-name="co88" table:default-cell-style-name="ce61"/>
        <table:table-column table:style-name="co89" table:default-cell-style-name="ce61"/>
        <table:table-column table:style-name="co90" table:default-cell-style-name="ce61"/>
        <table:table-column table:style-name="co91" table:default-cell-style-name="ce61"/>
        <table:table-column table:style-name="co92" table:default-cell-style-name="ce61"/>
        <table:table-column table:style-name="co93" table:default-cell-style-name="ce61"/>
        <table:table-column table:style-name="co90" table:default-cell-style-name="ce61"/>
        <table:table-column table:style-name="co89" table:default-cell-style-name="ce61"/>
        <table:table-column table:style-name="co94" table:default-cell-style-name="ce61"/>
        <table:table-column table:style-name="co95" table:default-cell-style-name="ce61"/>
        <table:table-column table:style-name="co96" table:default-cell-style-name="ce61"/>
        <table:table-column table:style-name="co97" table:default-cell-style-name="ce61"/>
        <table:table-column table:style-name="co98" table:default-cell-style-name="ce61"/>
        <table:table-column table:style-name="co89" table:default-cell-style-name="ce61"/>
        <table:table-column table:style-name="co99" table:default-cell-style-name="ce61"/>
        <table:table-column table:style-name="co100" table:default-cell-style-name="ce61"/>
        <table:table-column table:style-name="co101" table:default-cell-style-name="ce85"/>
        <table:table-column table:style-name="co102" table:default-cell-style-name="ce85"/>
        <table:table-column table:style-name="co103" table:default-cell-style-name="ce61"/>
        <table:table-column table:style-name="co95" table:default-cell-style-name="ce58"/>
        <table:table-column table:style-name="co104" table:default-cell-style-name="ce61"/>
        <table:table-column table:style-name="co10" table:default-cell-style-name="ce61"/>
        <table:table-column table:style-name="co105" table:default-cell-style-name="ce61"/>
        <table:table-column table:style-name="co106" table:default-cell-style-name="ce61"/>
        <table:table-column table:style-name="co105" table:default-cell-style-name="ce61"/>
        <table:table-column table:style-name="co106" table:default-cell-style-name="ce61"/>
        <table:table-column table:style-name="co10" table:number-columns-repeated="995" table:default-cell-style-name="ce75"/>
        <table:table-row table:style-name="ro1">
          <table:table-cell table:style-name="ce50" office:value-type="string" calcext:value-type="string">
            <text:p>Skill Name</text:p>
          </table:table-cell>
          <table:table-cell table:style-name="ce62" office:value-type="string" calcext:value-type="string" table:number-columns-spanned="2" table:number-rows-spanned="1">
            <text:p>Any Mode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Team Fight</text:p>
          </table:table-cell>
          <table:covered-table-cell table:style-name="ce62"/>
          <table:table-cell table:style-name="ce88" office:value-type="string" calcext:value-type="string" table:number-columns-spanned="2" table:number-rows-spanned="1">
            <text:p>BOT_MODE_ROAM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BOT_MODE_TEAM_ROAM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BOT_MODE_PUSH_TOWER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BOT_MODE_ATTAC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BOT_MODE_LANING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BOT_MODE_ROSHAN </text:p>
          </table:table-cell>
          <table:covered-table-cell table:style-name="ce62"/>
          <table:table-cell table:style-name="ce88" office:value-type="string" calcext:value-type="string" table:number-columns-spanned="2" table:number-rows-spanned="1">
            <text:p>BOT_MODE_FARM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BOT_MODE_DEFEND_TOWER</text:p>
          </table:table-cell>
          <table:covered-table-cell table:style-name="ce90"/>
          <table:table-cell table:style-name="ce88" office:value-type="string" calcext:value-type="string" table:number-columns-spanned="2" table:number-rows-spanned="1">
            <text:p>BOT_MODE_DEFEND_ALLY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BOT_MODE_RETREAT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BOT_MODE_EVASIVE_MANEUVERS </text:p>
          </table:table-cell>
          <table:covered-table-cell table:style-name="ce88"/>
          <table:table-cell table:number-columns-repeated="995"/>
        </table:table-row>
        <table:table-row table:style-name="ro1">
          <table:table-cell table:style-name="ce56" office:value-type="string" calcext:value-type="string">
            <text:p>chaos_knight_chaos_bolt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not_disabl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chaos_knight_phantasm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melee</text:p>
          </table:table-cell>
          <table:table-cell table:style-name="ce58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4" office:value-type="string" calcext:value-type="string">
            <text:p>chaos_knight_reality_rift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ranged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3" office:value-type="string" calcext:value-type="string">
            <text:p>crystal_maiden_crystal_nova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three_and_more_enemy_heroes</text:p>
          </table:table-cell>
          <table:table-cell table:style-name="ce58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65" office:value-type="string" calcext:value-type="string">
            <text:p>three_and_more_enemy_creeps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three_and_more_neutral_creeps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three_and_more_enemy_creeps</text:p>
          </table:table-cell>
          <table:table-cell table:style-name="ce66" office:value-type="float" office:value="90" calcext:value-type="float">
            <text:p>9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6" office:value-type="string" calcext:value-type="string">
            <text:p>crystal_maiden_freezing_field</text:p>
          </table:table-cell>
          <table:table-cell table:style-name="ce58" table:number-columns-repeated="2"/>
          <table:table-cell table:style-name="ce58" office:value-type="string" calcext:value-type="string">
            <text:p>three_and_more_enemy_heroes_aoe</text:p>
          </table:table-cell>
          <table:table-cell table:style-name="ce58" office:value-type="float" office:value="80" calcext:value-type="float">
            <text:p>80</text:p>
          </table:table-cell>
          <table:table-cell table:style-name="ce71" table:number-columns-repeated="4"/>
          <table:table-cell table:style-name="ce74" table:number-columns-repeated="2"/>
          <table:table-cell table:style-name="ce71" table:number-columns-repeated="2"/>
          <table:table-cell table:style-name="ce65" table:number-columns-repeated="4"/>
          <table:table-cell table:style-name="ce84" table:number-columns-repeated="2"/>
          <table:table-cell table:style-name="ce64" table:number-columns-repeated="2"/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crystal_maiden_frostbite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not_disabled_enem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style-name="ce66" office:value-type="string" calcext:value-type="string">
            <text:p>attacked_not_disabled_enemy_hero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string" calcext:value-type="string">
            <text:p>attacked_not_disabled_enemy_hero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drow_ranger_frost_arrows </text:p>
          </table:table-cell>
          <table:table-cell table:style-name="ce58" office:value-type="string" calcext:value-type="string">
            <text:p>toggle_on_attack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table:number-columns-repeated="2"/>
          <table:table-cell table:style-name="ce71" table:number-columns-repeated="4"/>
          <table:table-cell table:style-name="ce74" table:number-columns-repeated="2"/>
          <table:table-cell table:style-name="ce71" table:number-columns-repeated="2"/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6"/>
          <table:table-cell table:style-name="ce64"/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drow_ranger_trueshot </text:p>
          </table:table-cell>
          <table:table-cell table:style-name="ce58" table:number-columns-repeated="2"/>
          <table:table-cell table:style-name="ce58" office:value-type="string" calcext:value-type="string">
            <text:p>three_and_more_ally_creeps_aoe</text:p>
          </table:table-cell>
          <table:table-cell table:style-name="ce58" office:value-type="float" office:value="80" calcext:value-type="float">
            <text:p>80</text:p>
          </table:table-cell>
          <table:table-cell table:style-name="ce71" table:number-columns-repeated="4"/>
          <table:table-cell table:style-name="ce71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71" table:number-columns-repeated="2"/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three_and_more_ally_creeps_aoe</text:p>
          </table:table-cell>
          <table:table-cell table:style-name="ce66" office:value-type="float" office:value="70" calcext:value-type="float">
            <text:p>70</text:p>
          </table:table-cell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drow_ranger_wave_of_silence </text:p>
          </table:table-cell>
          <table:table-cell table:style-name="ce58" table:number-columns-repeated="2"/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table:number-columns-repeated="2"/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enemy_hero</text:p>
          </table:table-cell>
          <table:table-cell table:style-name="ce65"/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item_blink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ranged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4"/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5" office:value-type="string" calcext:value-type="string">
            <text:p>item_courier</text:p>
          </table:table-cell>
          <table:table-cell table:style-name="ce89" office:value-type="string" calcext:value-type="string">
            <text:p>always_self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table:number-columns-repeated="2"/>
          <table:table-cell table:style-name="ce71"/>
          <table:table-cell table:style-name="ce70"/>
          <table:table-cell table:style-name="ce71"/>
          <table:table-cell table:style-name="ce70"/>
          <table:table-cell table:style-name="ce71"/>
          <table:table-cell table:style-name="ce70"/>
          <table:table-cell table:style-name="ce71"/>
          <table:table-cell table:style-name="ce70"/>
          <table:table-cell table:style-name="ce65" table:number-columns-repeated="7"/>
          <table:table-cell table:style-name="ce66"/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item_cyclone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not_disabl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ow_hp_self</text:p>
          </table:table-cell>
          <table:table-cell table:style-name="ce6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6" office:value-type="string" calcext:value-type="string">
            <text:p>item_glimmer_cape</text:p>
          </table:table-cell>
          <table:table-cell table:style-name="ce58" office:value-type="string" calcext:value-type="string">
            <text:p>low_hp_self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string" calcext:value-type="string">
            <text:p>low_hp_all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65" table:number-columns-repeated="2"/>
          <table:table-cell table:style-name="ce66" office:value-type="string" calcext:value-type="string">
            <text:p>low_hp_all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ow_hp_self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string" calcext:value-type="string">
            <text:p>low_hp_all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ow_hp_all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low_hp_self</text:p>
          </table:table-cell>
          <table:table-cell table:style-name="ce65"/>
          <table:table-cell table:style-name="ce65" office:value-type="string" calcext:value-type="string">
            <text:p>low_hp_self</text:p>
          </table:table-cell>
          <table:table-cell table:style-name="ce65"/>
          <table:table-cell table:number-columns-repeated="995"/>
        </table:table-row>
        <table:table-row table:style-name="ro1">
          <table:table-cell table:style-name="ce56" office:value-type="string" calcext:value-type="string">
            <text:p>item_lotus_orb</text:p>
          </table:table-cell>
          <table:table-cell table:style-name="ce58" office:value-type="string" calcext:value-type="string">
            <text:p>low_hp_self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string" calcext:value-type="string">
            <text:p>low_hp_all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65" table:number-columns-repeated="2"/>
          <table:table-cell table:style-name="ce66" office:value-type="string" calcext:value-type="string">
            <text:p>low_hp_all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ow_hp_self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string" calcext:value-type="string">
            <text:p>low_hp_all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ow_hp_all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70" calcext:value-type="float">
            <text:p>7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6" office:value-type="string" calcext:value-type="string">
            <text:p>item_sheepstick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7" office:value-type="string" calcext:value-type="string">
            <text:p>attacked_not_disabl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table:number-columns-repeated="2"/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juggernaut_blade_fury</text:p>
          </table:table-cell>
          <table:table-cell table:style-name="ce58" table:number-columns-repeated="2"/>
          <table:table-cell table:style-name="ce58" office:value-type="string" calcext:value-type="string">
            <text:p>three_and_more_enemy_heroes_aoe</text:p>
          </table:table-cell>
          <table:table-cell table:style-name="ce58" office:value-type="float" office:value="90" calcext:value-type="float">
            <text:p>9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aoe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three_and_more_neutral_creeps_aoe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three_and_more_enemy_creeps_aoe</text:p>
          </table:table-cell>
          <table:table-cell table:style-name="ce66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low_hp_self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low_hp_self</text:p>
          </table:table-cell>
          <table:table-cell table:style-name="ce65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juggernaut_healing_ward </text:p>
          </table:table-cell>
          <table:table-cell table:style-name="ce58" office:value-type="string" calcext:value-type="string">
            <text:p>low_hp_self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string" calcext:value-type="string">
            <text:p>low_hp_all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1" table:number-columns-repeated="2"/>
          <table:table-cell table:style-name="ce71" office:value-type="string" calcext:value-type="string">
            <text:p>low_hp_ally_hero</text:p>
          </table:table-cell>
          <table:table-cell table:style-name="ce71" table:number-columns-repeated="5"/>
          <table:table-cell table:style-name="ce65" table:number-columns-repeated="4"/>
          <table:table-cell table:style-name="ce84" table:number-columns-repeated="2"/>
          <table:table-cell table:style-name="ce65" table:number-columns-repeated="2"/>
          <table:table-cell table:style-name="ce65" office:value-type="string" calcext:value-type="string">
            <text:p>low_hp_all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5" office:value-type="string" calcext:value-type="string">
            <text:p>juggernaut_omni_slash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50" calcext:value-type="float">
            <text:p>50</text:p>
          </table:table-cell>
          <table:table-cell table:style-name="ce65" table:number-columns-repeated="2"/>
          <table:table-cell table:style-name="ce65" office:value-type="string" calcext:value-type="string">
            <text:p>low_hp_all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84" table:number-columns-repeated="2"/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30" calcext:value-type="float">
            <text:p>3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4" office:value-type="string" calcext:value-type="string">
            <text:p>lich_chain_frost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/>
          <table:table-cell table:style-name="ce70"/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"/>
          <table:table-cell table:style-name="ce66"/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4" office:value-type="string" calcext:value-type="string">
            <text:p>lich_dark_ritual</text:p>
          </table:table-cell>
          <table:table-cell table:style-name="ce58" office:value-type="string" calcext:value-type="string">
            <text:p>low_hp_ally_creep</text:p>
          </table:table-cell>
          <table:table-cell table:style-name="ce58" office:value-type="float" office:value="70" calcext:value-type="float">
            <text:p>70</text:p>
          </table:table-cell>
          <table:table-cell table:style-name="ce58" table:number-columns-repeated="2"/>
          <table:table-cell table:style-name="ce71" table:number-columns-repeated="8"/>
          <table:table-cell table:style-name="ce65" table:number-columns-repeated="4"/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4" office:value-type="string" calcext:value-type="string">
            <text:p>lich_frost_armor</text:p>
          </table:table-cell>
          <table:table-cell table:style-name="ce58" office:value-type="string" calcext:value-type="string">
            <text:p>low_hp_self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string" calcext:value-type="string">
            <text:p>low_hp_all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low_hp_ally_hero</text:p>
          </table:table-cell>
          <table:table-cell table:style-name="ce71" office:value-type="float" office:value="50" calcext:value-type="float">
            <text:p>50</text:p>
          </table:table-cell>
          <table:table-cell table:style-name="ce65" table:number-columns-repeated="2"/>
          <table:table-cell table:style-name="ce66" office:value-type="string" calcext:value-type="string">
            <text:p>low_hp_all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ow_hp_self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string" calcext:value-type="string">
            <text:p>low_hp_all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ow_hp_all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4" office:value-type="string" calcext:value-type="string">
            <text:p>lich_frost_nova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70" calcext:value-type="float">
            <text:p>7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4" office:value-type="string" calcext:value-type="string">
            <text:p>lion_finger_of_death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50" calcext:value-type="float">
            <text:p>5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5" office:value-type="string" calcext:value-type="string">
            <text:p>lion_impale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not_disabled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6" office:value-type="float" office:value="80" calcext:value-type="float">
            <text:p>8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lion_mana_drain</text:p>
          </table:table-cell>
          <table:table-cell table:style-name="ce58" table:number-columns-repeated="4"/>
          <table:table-cell table:style-name="ce71" table:number-columns-repeated="4"/>
          <table:table-cell table:style-name="ce70" table:number-columns-repeated="2"/>
          <table:table-cell table:style-name="ce71" office:value-type="string" calcext:value-type="string">
            <text:p>use_on_attack_enemy_with_mana_when_low_mp</text:p>
          </table:table-cell>
          <table:table-cell table:style-name="ce70" office:value-type="float" office:value="70" calcext:value-type="float">
            <text:p>70</text:p>
          </table:table-cell>
          <table:table-cell table:style-name="ce65" office:value-type="string" calcext:value-type="string">
            <text:p>use_on_attack_enemy_with_mana_when_low_m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use_on_attack_enemy_with_mana_when_low_mp</text:p>
          </table:table-cell>
          <table:table-cell table:style-name="ce65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65"/>
          <table:table-cell table:style-name="ce66"/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lion_voodoo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7" office:value-type="string" calcext:value-type="string">
            <text:p>attacked_not_disabl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table:number-columns-repeated="2"/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4" office:value-type="string" calcext:value-type="string">
            <text:p>phantom_assassin_phantom_strike 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ranged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4" office:value-type="string" calcext:value-type="string">
            <text:p>phantom_assassin_stifling_dagger 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65" office:value-type="string" calcext:value-type="string">
            <text:p>last_hit_enemy_creep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phantom_lancer_doppelwalk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ranged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70" calcext:value-type="float">
            <text:p>7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ranged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5" office:value-type="string" calcext:value-type="string">
            <text:p>phantom_lancer_phantom_edge</text:p>
          </table:table-cell>
          <table:table-cell table:style-name="ce58" office:value-type="string" calcext:value-type="string">
            <text:p>toggle_on_attack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table:number-columns-repeated="2"/>
          <table:table-cell table:style-name="ce71" table:number-columns-repeated="4"/>
          <table:table-cell table:style-name="ce74" table:number-columns-repeated="2"/>
          <table:table-cell table:style-name="ce71" table:number-columns-repeated="2"/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6"/>
          <table:table-cell table:style-name="ce64"/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phantom_lancer_spirit_lance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shadow_shaman_ether_shock 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50" calcext:value-type="float">
            <text:p>5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30" calcext:value-type="float">
            <text:p>3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5" office:value-type="string" calcext:value-type="string">
            <text:p>shadow_shaman_mass_serpent_ward </text:p>
          </table:table-cell>
          <table:table-cell table:style-name="ce58" table:number-columns-repeated="2"/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71" table:number-columns-repeated="4"/>
          <table:table-cell table:style-name="ce71" office:value-type="string" calcext:value-type="string">
            <text:p>attacked_enemy_building</text:p>
          </table:table-cell>
          <table:table-cell table:style-name="ce70" office:value-type="float" office:value="90" calcext:value-type="float">
            <text:p>90</text:p>
          </table:table-cell>
          <table:table-cell table:style-name="ce71" table:number-columns-repeated="2"/>
          <table:table-cell table:style-name="ce65" table:number-columns-repeated="4"/>
          <table:table-cell table:style-name="ce84" table:number-columns-repeated="2"/>
          <table:table-cell table:style-name="ce65"/>
          <table:table-cell table:style-name="ce66" office:value-type="float" office:value="90" calcext:value-type="float">
            <text:p>90</text:p>
          </table:table-cell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shadow_shaman_shackles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not_disabled_enemy_hero</text:p>
          </table:table-cell>
          <table:table-cell table:style-name="ce58" office:value-type="float" office:value="70" calcext:value-type="float">
            <text:p>7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50" calcext:value-type="float">
            <text:p>5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50" calcext:value-type="float">
            <text:p>5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not_disabled_enemy_hero</text:p>
          </table:table-cell>
          <table:table-cell table:style-name="ce64" office:value-type="float" office:value="60" calcext:value-type="float">
            <text:p>6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5" office:value-type="string" calcext:value-type="string">
            <text:p>shadow_shaman_voodoo 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7" office:value-type="string" calcext:value-type="string">
            <text:p>attacked_not_disabl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table:number-columns-repeated="2"/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6" office:value-type="string" calcext:value-type="string">
            <text:p>skeleton_king_hellfire_blast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not_disabl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sniper_assassinate</text:p>
          </table:table-cell>
          <table:table-cell table:style-name="ce58" office:value-type="string" calcext:value-type="string">
            <text:p>min_hp_enemy_hero_to_kill</text:p>
          </table:table-cell>
          <table:table-cell table:style-name="ce58" office:value-type="float" office:value="90" calcext:value-type="float">
            <text:p>90</text:p>
          </table:table-cell>
          <table:table-cell table:style-name="ce58" table:number-columns-repeated="2"/>
          <table:table-cell table:style-name="ce71" table:number-columns-repeated="8"/>
          <table:table-cell table:style-name="ce65" table:number-columns-repeated="4"/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5" office:value-type="string" calcext:value-type="string">
            <text:p>sniper_shrapnel</text:p>
          </table:table-cell>
          <table:table-cell table:style-name="ce58" table:number-columns-repeated="2"/>
          <table:table-cell table:style-name="ce58" office:value-type="string" calcext:value-type="string">
            <text:p>three_and_more_enemy_heroes</text:p>
          </table:table-cell>
          <table:table-cell table:style-name="ce58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50" calcext:value-type="float">
            <text:p>50</text:p>
          </table:table-cell>
          <table:table-cell table:style-name="ce70" office:value-type="string" calcext:value-type="string">
            <text:p>attacked_enemy_hero</text:p>
          </table:table-cell>
          <table:table-cell table:style-name="ce70" office:value-type="float" office:value="50" calcext:value-type="float">
            <text:p>50</text:p>
          </table:table-cell>
          <table:table-cell table:style-name="ce71" office:value-type="string" calcext:value-type="string">
            <text:p>three_and_more_enemy_creeps</text:p>
          </table:table-cell>
          <table:table-cell table:style-name="ce71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30" calcext:value-type="float">
            <text:p>30</text:p>
          </table:table-cell>
          <table:table-cell table:style-name="ce65" office:value-type="string" calcext:value-type="string">
            <text:p>three_and_more_enemy_creeps</text:p>
          </table:table-cell>
          <table:table-cell table:style-name="ce66" office:value-type="float" office:value="50" calcext:value-type="float">
            <text:p>5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three_and_more_neutral_creeps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three_and_more_enemy_creeps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enemy_hero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4"/>
          <table:table-cell table:number-columns-repeated="995"/>
        </table:table-row>
        <table:table-row table:style-name="ro1">
          <table:table-cell table:style-name="ce54" office:value-type="string" calcext:value-type="string">
            <text:p>sven_gods_strength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melee</text:p>
          </table:table-cell>
          <table:table-cell table:style-name="ce58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4" office:value-type="string" calcext:value-type="string">
            <text:p>sven_storm_bolt</text:p>
          </table:table-cell>
          <table:table-cell table:style-name="ce58" office:value-type="string" calcext:value-type="string">
            <text:p>channeling_enemy_hero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string" calcext:value-type="string">
            <text:p>attacked_not_disabl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not_disabl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ttacked_not_disabl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last_attacked_enemy_hero</text:p>
          </table:table-cell>
          <table:table-cell table:style-name="ce6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4" office:value-type="string" calcext:value-type="string">
            <text:p>sven_warcry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melee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70" calcext:value-type="float">
            <text:p>7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5" office:value-type="string" calcext:value-type="string">
            <text:p>ursa_earthshock 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aoe</text:p>
          </table:table-cell>
          <table:table-cell table:style-name="ce58" office:value-type="float" office:value="90" calcext:value-type="float">
            <text:p>9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/>
          <table:table-cell table:style-name="ce84" table:number-columns-repeated="2"/>
          <table:table-cell table:style-name="ce66" office:value-type="string" calcext:value-type="string">
            <text:p>use_on_attack_enemy_hero_aoe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string" calcext:value-type="string">
            <text:p>use_on_attack_enemy_hero_aoe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use_on_attack_enemy_hero_aoe</text:p>
          </table:table-cell>
          <table:table-cell table:style-name="ce65" office:value-type="float" office:value="60" calcext:value-type="float">
            <text:p>60</text:p>
          </table:table-cell>
          <table:table-cell table:style-name="ce66" office:value-type="string" calcext:value-type="string">
            <text:p>use_on_attack_enemy_hero_aoe</text:p>
          </table:table-cell>
          <table:table-cell table:style-name="ce6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ursa_enrage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melee</text:p>
          </table:table-cell>
          <table:table-cell table:style-name="ce58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50" calcext:value-type="float">
            <text:p>5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5" office:value-type="string" calcext:value-type="string">
            <text:p>ursa_overpower</text:p>
          </table:table-cell>
          <table:table-cell table:style-name="ce58" table:number-columns-repeated="2"/>
          <table:table-cell table:style-name="ce57" office:value-type="string" calcext:value-type="string">
            <text:p>use_on_attack_enemy_hero_melee</text:p>
          </table:table-cell>
          <table:table-cell table:style-name="ce58" office:value-type="float" office:value="80" calcext:value-type="float">
            <text:p>8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70" calcext:value-type="float">
            <text:p>70</text:p>
          </table:table-cell>
          <table:table-cell table:style-name="ce71" table:number-columns-repeated="2"/>
          <table:table-cell table:style-name="ce70" office:value-type="string" calcext:value-type="string">
            <text:p>use_on_attack_enemy_hero_melee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2"/>
          <table:table-cell table:style-name="ce65" office:value-type="string" calcext:value-type="string">
            <text:p>use_on_attack_enemy_creep_melee</text:p>
          </table:table-cell>
          <table:table-cell table:style-name="ce65" office:value-type="float" office:value="90" calcext:value-type="float">
            <text:p>90</text:p>
          </table:table-cell>
          <table:table-cell table:style-name="ce84" table:number-columns-repeated="2"/>
          <table:table-cell table:style-name="ce65" table:number-columns-repeated="8"/>
          <table:table-cell table:number-columns-repeated="995"/>
        </table:table-row>
        <table:table-row table:style-name="ro1">
          <table:table-cell table:style-name="ce55" office:value-type="string" calcext:value-type="string">
            <text:p>warlock_fatal_bonds</text:p>
          </table:table-cell>
          <table:table-cell table:style-name="ce58" table:number-columns-repeated="2"/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80" calcext:value-type="float">
            <text:p>80</text:p>
          </table:table-cell>
          <table:table-cell table:style-name="ce71" table:number-columns-repeated="4"/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5" table:number-columns-repeated="4"/>
          <table:table-cell table:style-name="ce84" table:number-columns-repeated="2"/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warlock_rain_of_chaos</text:p>
          </table:table-cell>
          <table:table-cell table:style-name="ce58" table:number-columns-repeated="2"/>
          <table:table-cell table:style-name="ce58" office:value-type="string" calcext:value-type="string">
            <text:p>three_and_more_enemy_heroes</text:p>
          </table:table-cell>
          <table:table-cell table:style-name="ce58" office:value-type="float" office:value="90" calcext:value-type="float">
            <text:p>90</text:p>
          </table:table-cell>
          <table:table-cell table:style-name="ce71"/>
          <table:table-cell table:style-name="ce70"/>
          <table:table-cell table:style-name="ce71"/>
          <table:table-cell table:style-name="ce70"/>
          <table:table-cell table:style-name="ce71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20" calcext:value-type="float">
            <text:p>20</text:p>
          </table:table-cell>
          <table:table-cell table:style-name="ce65" table:number-columns-repeated="6"/>
          <table:table-cell table:style-name="ce65" office:value-type="string" calcext:value-type="string">
            <text:p>three_and_more_enemy_heroes</text:p>
          </table:table-cell>
          <table:table-cell table:style-name="ce66" office:value-type="float" office:value="90" calcext:value-type="float">
            <text:p>90</text:p>
          </table:table-cell>
          <table:table-cell table:style-name="ce65" table:number-columns-repeated="6"/>
          <table:table-cell table:number-columns-repeated="995"/>
        </table:table-row>
        <table:table-row table:style-name="ro1">
          <table:table-cell table:style-name="ce55" office:value-type="string" calcext:value-type="string">
            <text:p>warlock_shadow_word</text:p>
          </table:table-cell>
          <table:table-cell table:style-name="ce58" table:number-columns-repeated="2"/>
          <table:table-cell table:style-name="ce58" office:value-type="string" calcext:value-type="string">
            <text:p>attacked_enemy_hero</text:p>
          </table:table-cell>
          <table:table-cell table:style-name="ce58" office:value-type="float" office:value="75" calcext:value-type="float">
            <text:p>75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5" table:number-columns-repeated="2"/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attacked_enemy_creep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ttacked_enemy_hero</text:p>
          </table:table-cell>
          <table:table-cell table:style-name="ce66" office:value-type="float" office:value="75" calcext:value-type="float">
            <text:p>75</text:p>
          </table:table-cell>
          <table:table-cell table:style-name="ce65" office:value-type="string" calcext:value-type="string">
            <text:p>low_hp_ally_hero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low_hp_self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low_hp_self</text:p>
          </table:table-cell>
          <table:table-cell table:style-name="ce65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55" office:value-type="string" calcext:value-type="string">
            <text:p>warlock_upheaval</text:p>
          </table:table-cell>
          <table:table-cell table:style-name="ce58" table:number-columns-repeated="2"/>
          <table:table-cell table:style-name="ce58" office:value-type="string" calcext:value-type="string">
            <text:p>three_and_more_enemy_heroes</text:p>
          </table:table-cell>
          <table:table-cell table:style-name="ce58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71" office:value-type="string" calcext:value-type="string">
            <text:p>three_and_more_enemy_heroes</text:p>
          </table:table-cell>
          <table:table-cell table:style-name="ce70" office:value-type="float" office:value="50" calcext:value-type="float">
            <text:p>50</text:p>
          </table:table-cell>
          <table:table-cell table:style-name="ce71" office:value-type="string" calcext:value-type="string">
            <text:p>attacked_enemy_hero</text:p>
          </table:table-cell>
          <table:table-cell table:style-name="ce70" office:value-type="float" office:value="40" calcext:value-type="float">
            <text:p>40</text:p>
          </table:table-cell>
          <table:table-cell table:style-name="ce65" table:number-columns-repeated="6"/>
          <table:table-cell table:style-name="ce65" office:value-type="string" calcext:value-type="string">
            <text:p>three_and_more_enemy_heroes</text:p>
          </table:table-cell>
          <table:table-cell table:style-name="ce66" office:value-type="float" office:value="70" calcext:value-type="float">
            <text:p>70</text:p>
          </table:table-cell>
          <table:table-cell table:style-name="ce65" table:number-columns-repeated="6"/>
          <table:table-cell table:number-columns-repeated="995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0:38:43.227870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0:43:14.149579529</dc:date>
    <meta:editing-duration>P1DT22H13M51S</meta:editing-duration>
    <meta:editing-cycles>1863</meta:editing-cycles>
    <meta:document-statistic meta:table-count="9" meta:cell-count="2190" meta:object-count="0"/>
  </office:meta>
</office:document-meta>
</file>